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sys" svg:font-family="Fixedsys"/>
    <style:font-face style:name="fixedsys" svg:font-family="fixedsys"/>
    <style:font-face style:name="Arial1" svg:font-family="Arial" style:font-family-generic="swiss"/>
    <style:font-face style:name="Bitstream Vera Sans Mono" svg:font-family="'Bitstream Vera Sans Mon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2756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2256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0.4409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3161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pseudo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80808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none" style:direction="ltr" fo:padding="0.028in" fo:border-right="0.31pt solid #010000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10000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1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1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31pt solid #01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none" style:direction="ltr" fo:padding="0.028in" fo:border-right="0.31pt solid #010000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1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31pt solid #010000" style:diagonal-bl-tr="none" style:diagonal-tl-br="none" style:text-align-source="fix" style:repeat-content="false" fo:background-color="transparent" fo:wrap-option="no-wrap" fo:border-left="0.31pt solid #010000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1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10000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0.06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Bitstream Vera Sans Mono" fo:font-size="10pt" fo:font-style="normal" fo:text-shadow="none" style:text-underline-style="none" fo:font-weight="normal" style:font-size-asian="10pt" style:font-style-asian="normal" style:font-weight-asian="normal" style:font-name-complex="Bitstream Vera Sans Mono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font-name="fixedsys" fo:font-size="7pt" fo:font-style="normal" fo:text-shadow="none" style:text-underline-style="none" fo:font-weight="normal" style:font-size-asian="7pt" style:font-style-asian="normal" style:font-weight-asian="normal" style:font-name-complex="fixedsys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s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5" table:default-cell-style-name="ce7"/>
        <table:table-column table:style-name="co5" table:number-columns-repeated="10" table:default-cell-style-name="ce7"/>
        <table:table-column table:style-name="co6" table:default-cell-style-name="ce7"/>
        <table:table-column table:style-name="co7" table:default-cell-style-name="ce39"/>
        <table:table-column table:style-name="co8" table:default-cell-style-name="ce1"/>
        <table:table-column table:style-name="co9" table:default-cell-style-name="ce42"/>
        <table:table-column table:style-name="co10" table:number-columns-repeated="235" table:default-cell-style-name="ce5"/>
        <table:table-column table:style-name="co10" table:number-columns-repeated="767" table:default-cell-style-name="Default"/>
        <table:table-row table:style-name="ro1">
          <table:table-cell office:value-type="string">
            <text:p>mnemonic</text:p>
          </table:table-cell>
          <table:table-cell office:value-type="string">
            <text:p>immediates</text:p>
          </table:table-cell>
          <table:table-cell table:number-columns-repeated="6" office:value-type="string">
            <text:p>a</text:p>
          </table:table-cell>
          <table:table-cell table:style-name="ce24" office:value-type="string" table:number-columns-spanned="5" table:number-rows-spanned="1">
            <text:p>OP B</text:p>
          </table:table-cell>
          <table:covered-table-cell table:number-columns-repeated="4" table:style-name="ce24"/>
          <table:table-cell table:style-name="ce24" office:value-type="string" table:number-columns-spanned="5" table:number-rows-spanned="1">
            <text:p>OP A</text:p>
          </table:table-cell>
          <table:covered-table-cell table:number-columns-repeated="4" table:style-name="ce24"/>
          <table:table-cell/>
          <table:table-cell table:style-name="ce37" office:value-type="string">
            <text:p>hex op</text:p>
          </table:table-cell>
          <table:table-cell table:style-name="ce40"/>
          <table:table-cell table:style-name="ce37" office:value-type="string">
            <text:p>Carry</text:p>
          </table:table-cell>
          <table:table-cell table:number-columns-repeated="1002"/>
        </table:table-row>
        <table:table-row table:style-name="ro2">
          <table:table-cell table:style-name="ce2" table:number-columns-repeated="2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18" office:value-type="float" office:value="10">
            <text:p>10</text:p>
          </table:table-cell>
          <table:table-cell table:style-name="ce25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4"/>
          <table:table-cell table:style-name="ce38" table:number-columns-repeated="3"/>
          <table:table-cell table:style-name="ce43" table:number-columns-repeated="232"/>
          <table:table-cell table:number-columns-repeated="2"/>
          <table:table-cell table:style-name="ce43" table:number-columns-repeated="768"/>
        </table:table-row>
        <table:table-row table:style-name="ro2">
          <table:table-cell table:style-name="ce3" office:value-type="string">
            <text:p>ldi</text:p>
          </table:table-cell>
          <table:table-cell table:style-name="ce3" office:value-type="string">
            <text:p>unsigned</text:p>
          </table:table-cell>
          <table:table-cell table:number-columns-repeated="2"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i</text:p>
          </table:table-cell>
          <table:table-cell table:number-columns-repeated="3" table:style-name="ce9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26" office:value-type="string">
            <text:p>d</text:p>
          </table:table-cell>
          <table:table-cell table:number-columns-repeated="4" table:style-name="ce9" office:value-type="string">
            <text:p>d</text:p>
          </table:table-cell>
          <table:table-cell table:style-name="ce10"/>
          <table:table-cell office:value-type="string">
            <text:p>0x00-0x07</text:p>
          </table:table-cell>
          <table:table-cell table:style-name="ce7"/>
          <table:table-cell table:number-columns-repeated="1003"/>
        </table:table-row>
        <table:table-row table:style-name="ro2">
          <table:table-cell/>
          <table:table-cell table:style-name="ce5"/>
          <table:table-cell table:number-columns-repeated="2"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4"/>
          <table:table-cell table:style-name="ce32"/>
          <table:table-cell table:number-columns-repeated="5"/>
          <table:table-cell table:style-name="ce10"/>
          <table:table-cell table:formula="of:=&quot;0x&quot;&amp;BIN2HEX([.C4]&amp;[.D4]&amp;[.E4]&amp;IF(OR([.F4]=0;[.F4]=1);[.F4];&quot;0&quot;)&amp;IF(OR([.G4]=0;[.G4]=1);[.G4];&quot;0&quot;)&amp;IF(OR([.H4]=0;[.H4]=1);[.H4];&quot;0&quot;);2)" office:value-type="string" office:string-value="0x08">
            <text:p>0x08</text:p>
          </table:table-cell>
          <table:table-cell table:style-name="ce17"/>
          <table:table-cell table:number-columns-repeated="1003"/>
        </table:table-row>
        <table:table-row table:style-name="ro2">
          <table:table-cell/>
          <table:table-cell table:style-name="ce4"/>
          <table:table-cell table:number-columns-repeated="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4"/>
          <table:table-cell table:style-name="ce32"/>
          <table:table-cell table:number-columns-repeated="5"/>
          <table:table-cell table:style-name="ce10"/>
          <table:table-cell table:formula="of:=&quot;0x&quot;&amp;BIN2HEX([.C5]&amp;[.D5]&amp;[.E5]&amp;IF(OR([.F5]=0;[.F5]=1);[.F5];&quot;0&quot;)&amp;IF(OR([.G5]=0;[.G5]=1);[.G5];&quot;0&quot;)&amp;IF(OR([.H5]=0;[.H5]=1);[.H5];&quot;0&quot;);2)" office:value-type="string" office:string-value="0x09">
            <text:p>0x09</text:p>
          </table:table-cell>
          <table:table-cell table:style-name="ce7"/>
          <table:table-cell table:number-columns-repeated="1003"/>
        </table:table-row>
        <table:table-row table:style-name="ro2">
          <table:table-cell/>
          <table:table-cell table:style-name="ce4"/>
          <table:table-cell table:number-columns-repeated="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5"/>
          <table:table-cell table:style-name="ce27"/>
          <table:table-cell table:number-columns-repeated="4"/>
          <table:table-cell table:style-name="ce10"/>
          <table:table-cell table:formula="of:=&quot;0x&quot;&amp;BIN2HEX([.C6]&amp;[.D6]&amp;[.E6]&amp;IF(OR([.F6]=0;[.F6]=1);[.F6];&quot;0&quot;)&amp;IF(OR([.G6]=0;[.G6]=1);[.G6];&quot;0&quot;)&amp;IF(OR([.H6]=0;[.H6]=1);[.H6];&quot;0&quot;);2)" office:value-type="string" office:string-value="0x0A">
            <text:p>0x0A</text:p>
          </table:table-cell>
          <table:table-cell table:style-name="ce7"/>
          <table:table-cell table:number-columns-repeated="1003"/>
        </table:table-row>
        <table:table-row table:style-name="ro2">
          <table:table-cell/>
          <table:table-cell table:style-name="ce4"/>
          <table:table-cell table:number-columns-repeated="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5"/>
          <table:table-cell table:style-name="ce27"/>
          <table:table-cell table:number-columns-repeated="4"/>
          <table:table-cell table:style-name="ce10"/>
          <table:table-cell table:formula="of:=&quot;0x&quot;&amp;BIN2HEX([.C7]&amp;[.D7]&amp;[.E7]&amp;IF(OR([.F7]=0;[.F7]=1);[.F7];&quot;0&quot;)&amp;IF(OR([.G7]=0;[.G7]=1);[.G7];&quot;0&quot;)&amp;IF(OR([.H7]=0;[.H7]=1);[.H7];&quot;0&quot;);2)" office:value-type="string" office:string-value="0x0B">
            <text:p>0x0B</text:p>
          </table:table-cell>
          <table:table-cell table:style-name="ce7"/>
          <table:table-cell table:number-columns-repeated="2"/>
          <table:table-cell table:style-name="ce44"/>
          <table:table-cell table:number-columns-repeated="1000"/>
        </table:table-row>
        <table:table-row table:style-name="ro2">
          <table:table-cell table:style-name="ce4" table:number-columns-repeated="2"/>
          <table:table-cell table:number-columns-repeated="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/>
          <table:table-cell table:number-columns-repeated="3"/>
          <table:table-cell table:style-name="ce20"/>
          <table:table-cell table:style-name="ce27"/>
          <table:table-cell table:number-columns-repeated="4"/>
          <table:table-cell table:style-name="ce10"/>
          <table:table-cell table:formula="of:=&quot;0x&quot;&amp;BIN2HEX([.C8]&amp;[.D8]&amp;[.E8]&amp;IF(OR([.F8]=0;[.F8]=1);[.F8];&quot;0&quot;)&amp;IF(OR([.G8]=0;[.G8]=1);[.G8];&quot;0&quot;)&amp;IF(OR([.H8]=0;[.H8]=1);[.H8];&quot;0&quot;);2)" office:value-type="string" office:string-value="0x0C">
            <text:p>0x0C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4" office:value-type="string">
            <text:p>jmpl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7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27"/>
          <table:table-cell table:number-columns-repeated="4"/>
          <table:table-cell table:style-name="ce10"/>
          <table:table-cell table:formula="of:=&quot;0x&quot;&amp;BIN2HEX([.C9]&amp;[.D9]&amp;[.E9]&amp;IF(OR([.F9]=0;[.F9]=1);[.F9];&quot;0&quot;)&amp;IF(OR([.G9]=0;[.G9]=1);[.G9];&quot;0&quot;)&amp;IF(OR([.H9]=0;[.H9]=1);[.H9];&quot;0&quot;);2)" office:value-type="string" office:string-value="0x0D">
            <text:p>0x0D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5" office:value-type="string">
            <text:p>brez</text:p>
          </table:table-cell>
          <table:table-cell table:style-name="ce3"/>
          <table:table-cell table:number-columns-repeated="2"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27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10"/>
          <table:table-cell table:formula="of:=&quot;0x&quot;&amp;BIN2HEX([.C10]&amp;[.D10]&amp;[.E10]&amp;IF(OR([.F10]=0;[.F10]=1);[.F10];&quot;0&quot;)&amp;IF(OR([.G10]=0;[.G10]=1);[.G10];&quot;0&quot;)&amp;IF(OR([.H10]=0;[.H10]=1);[.H10];&quot;0&quot;);2)" office:value-type="string" office:string-value="0x0E">
            <text:p>0x0E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4" office:value-type="string">
            <text:p>brnez</text:p>
          </table:table-cell>
          <table:table-cell table:style-name="ce4"/>
          <table:table-cell table:number-columns-repeated="2"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7" office:value-type="string">
            <text:p>a</text:p>
          </table:table-cell>
          <table:table-cell table:number-columns-repeated="3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27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10"/>
          <table:table-cell table:formula="of:=&quot;0x&quot;&amp;BIN2HEX([.C11]&amp;[.D11]&amp;[.E11]&amp;IF(OR([.F11]=0;[.F11]=1);[.F11];&quot;0&quot;)&amp;IF(OR([.G11]=0;[.G11]=1);[.G11];&quot;0&quot;)&amp;IF(OR([.H11]=0;[.H11]=1);[.H11];&quot;0&quot;);2)" office:value-type="string" office:string-value="0x0F">
            <text:p>0x0F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brezi</text:p>
          </table:table-cell>
          <table:table-cell table:style-name="ce3" office:value-type="string">
            <text:p>sig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i</text:p>
          </table:table-cell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7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35"/>
          <table:table-cell office:value-type="string">
            <text:p>0x10-0x13</text:p>
          </table:table-cell>
          <table:table-cell table:style-name="ce5"/>
          <table:table-cell table:number-columns-repeated="1003"/>
        </table:table-row>
        <table:table-row table:style-name="ro2">
          <table:table-cell table:style-name="ce4" office:value-type="string">
            <text:p>brnezi</text:p>
          </table:table-cell>
          <table:table-cell table:style-name="ce4" office:value-type="string">
            <text:p>sig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7" office:value-type="string">
            <text:p>i</text:p>
          </table:table-cell>
          <table:table-cell table:number-columns-repeated="3"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7" office:value-type="string">
            <text:p>s</text:p>
          </table:table-cell>
          <table:table-cell table:number-columns-repeated="4" office:value-type="string">
            <text:p>s</text:p>
          </table:table-cell>
          <table:table-cell table:style-name="ce35"/>
          <table:table-cell office:value-type="string">
            <text:p>0x14-0x17</text:p>
          </table:table-cell>
          <table:table-cell table:style-name="ce5"/>
          <table:table-cell table:number-columns-repeated="1003"/>
        </table:table-row>
        <table:table-row table:style-name="ro2">
          <table:table-cell table:style-name="ce3" office:value-type="string">
            <text:p>addi</text:p>
          </table:table-cell>
          <table:table-cell table:style-name="ce3" office:value-type="string">
            <text:p>sig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7" office:value-type="string">
            <text:p>i</text:p>
          </table:table-cell>
          <table:table-cell table:number-columns-repeated="3"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35"/>
          <table:table-cell office:value-type="string">
            <text:p>0x18-0x1B</text:p>
          </table:table-cell>
          <table:table-cell table:style-name="ce5"/>
          <table:table-cell office:value-type="string">
            <text:p>c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muli</text:p>
          </table:table-cell>
          <table:table-cell table:style-name="ce3" office:value-type="string">
            <text:p>sig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7" office:value-type="string">
            <text:p>i</text:p>
          </table:table-cell>
          <table:table-cell table:number-columns-repeated="3" office:value-type="string">
            <text:p>i</text:p>
          </table:table-cell>
          <table:table-cell table:style-name="ce20" office:value-type="string">
            <text:p>i</text:p>
          </table:table-cell>
          <table:table-cell table:style-name="ce27" office:value-type="string">
            <text:p>d</text:p>
          </table:table-cell>
          <table:table-cell table:number-columns-repeated="4" office:value-type="string">
            <text:p>d</text:p>
          </table:table-cell>
          <table:table-cell table:style-name="ce35"/>
          <table:table-cell office:value-type="string">
            <text:p>0x1C-0x1F</text:p>
          </table:table-cell>
          <table:table-cell table:style-name="ce5"/>
          <table:table-cell table:number-columns-repeated="1003"/>
        </table:table-row>
        <table:table-row table:style-name="ro2">
          <table:table-cell table:style-name="ce4" office:value-type="string">
            <text:p>add</text:p>
          </table:table-cell>
          <table:table-cell table:style-name="ce4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9" office:value-type="string">
            <text:p>s</text:p>
          </table:table-cell>
          <table:table-cell table:number-columns-repeated="3" table:style-name="ce11" office:value-type="string">
            <text:p>s</text:p>
          </table:table-cell>
          <table:table-cell table:style-name="ce22" office:value-type="string">
            <text:p>s</text:p>
          </table:table-cell>
          <table:table-cell table:style-name="ce29" office:value-type="string">
            <text:p>d</text:p>
          </table:table-cell>
          <table:table-cell table:number-columns-repeated="4" table:style-name="ce11" office:value-type="string">
            <text:p>d</text:p>
          </table:table-cell>
          <table:table-cell table:style-name="ce10"/>
          <table:table-cell table:formula="of:=&quot;0x&quot;&amp;BIN2HEX([.C16]&amp;[.D16]&amp;[.E16]&amp;IF(OR([.F16]=0;[.F16]=1);[.F16];&quot;0&quot;)&amp;IF(OR([.G16]=0;[.G16]=1);[.G16];&quot;0&quot;)&amp;IF(OR([.H16]=0;[.H16]=1);[.H16];&quot;0&quot;);2)" office:value-type="string" office:string-value="0x20">
            <text:p>0x20</text:p>
          </table:table-cell>
          <table:table-cell table:style-name="ce7"/>
          <table:table-cell office:value-type="string">
            <text:p>c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addc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9" office:value-type="string">
            <text:p>d</text:p>
          </table:table-cell>
          <table:table-cell table:number-columns-repeated="4" table:style-name="ce11" office:value-type="string">
            <text:p>d</text:p>
          </table:table-cell>
          <table:table-cell table:style-name="ce10"/>
          <table:table-cell table:formula="of:=&quot;0x&quot;&amp;BIN2HEX([.C17]&amp;[.D17]&amp;[.E17]&amp;IF(OR([.F17]=0;[.F17]=1);[.F17];&quot;0&quot;)&amp;IF(OR([.G17]=0;[.G17]=1);[.G17];&quot;0&quot;)&amp;IF(OR([.H17]=0;[.H17]=1);[.H17];&quot;0&quot;);2)" office:value-type="string" office:string-value="0x21">
            <text:p>0x21</text:p>
          </table:table-cell>
          <table:table-cell table:style-name="ce7"/>
          <table:table-cell office:value-type="string">
            <text:p>c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sub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9" office:value-type="string">
            <text:p>d</text:p>
          </table:table-cell>
          <table:table-cell table:number-columns-repeated="4" table:style-name="ce11" office:value-type="string">
            <text:p>d</text:p>
          </table:table-cell>
          <table:table-cell table:style-name="ce10"/>
          <table:table-cell table:formula="of:=&quot;0x&quot;&amp;BIN2HEX([.C18]&amp;[.D18]&amp;[.E18]&amp;IF(OR([.F18]=0;[.F18]=1);[.F18];&quot;0&quot;)&amp;IF(OR([.G18]=0;[.G18]=1);[.G18];&quot;0&quot;)&amp;IF(OR([.H18]=0;[.H18]=1);[.H18];&quot;0&quot;);2)" office:value-type="string" office:string-value="0x22">
            <text:p>0x22</text:p>
          </table:table-cell>
          <table:table-cell table:style-name="ce7"/>
          <table:table-cell office:value-type="string">
            <text:p>c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subc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9" office:value-type="string">
            <text:p>d</text:p>
          </table:table-cell>
          <table:table-cell table:number-columns-repeated="4" table:style-name="ce11" office:value-type="string">
            <text:p>d</text:p>
          </table:table-cell>
          <table:table-cell table:style-name="ce10"/>
          <table:table-cell table:formula="of:=&quot;0x&quot;&amp;BIN2HEX([.C19]&amp;[.D19]&amp;[.E19]&amp;IF(OR([.F19]=0;[.F19]=1);[.F19];&quot;0&quot;)&amp;IF(OR([.G19]=0;[.G19]=1);[.G19];&quot;0&quot;)&amp;IF(OR([.H19]=0;[.H19]=1);[.H19];&quot;0&quot;);2)" office:value-type="string" office:string-value="0x23">
            <text:p>0x23</text:p>
          </table:table-cell>
          <table:table-cell table:style-name="ce7"/>
          <table:table-cell office:value-type="string">
            <text:p>c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mul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0]&amp;[.D20]&amp;[.E20]&amp;IF(OR([.F20]=0;[.F20]=1);[.F20];&quot;0&quot;)&amp;IF(OR([.G20]=0;[.G20]=1);[.G20];&quot;0&quot;)&amp;IF(OR([.H20]=0;[.H20]=1);[.H20];&quot;0&quot;);2)" office:value-type="string" office:string-value="0x24">
            <text:p>0x24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mulu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1]&amp;[.D21]&amp;[.E21]&amp;IF(OR([.F21]=0;[.F21]=1);[.F21];&quot;0&quot;)&amp;IF(OR([.G21]=0;[.G21]=1);[.G21];&quot;0&quot;)&amp;IF(OR([.H21]=0;[.H21]=1);[.H21];&quot;0&quot;);2)" office:value-type="string" office:string-value="0x25">
            <text:p>0x25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mulh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2]&amp;[.D22]&amp;[.E22]&amp;IF(OR([.F22]=0;[.F22]=1);[.F22];&quot;0&quot;)&amp;IF(OR([.G22]=0;[.G22]=1);[.G22];&quot;0&quot;)&amp;IF(OR([.H22]=0;[.H22]=1);[.H22];&quot;0&quot;);2)" office:value-type="string" office:string-value="0x26">
            <text:p>0x26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4" office:value-type="string">
            <text:p>mulhu</text:p>
          </table:table-cell>
          <table:table-cell table:style-name="ce4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3]&amp;[.D23]&amp;[.E23]&amp;IF(OR([.F23]=0;[.F23]=1);[.F23];&quot;0&quot;)&amp;IF(OR([.G23]=0;[.G23]=1);[.G23];&quot;0&quot;)&amp;IF(OR([.H23]=0;[.H23]=1);[.H23];&quot;0&quot;);2)" office:value-type="string" office:string-value="0x27">
            <text:p>0x27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or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4]&amp;[.D24]&amp;[.E24]&amp;IF(OR([.F24]=0;[.F24]=1);[.F24];&quot;0&quot;)&amp;IF(OR([.G24]=0;[.G24]=1);[.G24];&quot;0&quot;)&amp;IF(OR([.H24]=0;[.H24]=1);[.H24];&quot;0&quot;);2)" office:value-type="string" office:string-value="0x28">
            <text:p>0x28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and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5]&amp;[.D25]&amp;[.E25]&amp;IF(OR([.F25]=0;[.F25]=1);[.F25];&quot;0&quot;)&amp;IF(OR([.G25]=0;[.G25]=1);[.G25];&quot;0&quot;)&amp;IF(OR([.H25]=0;[.H25]=1);[.H25];&quot;0&quot;);2)" office:value-type="string" office:string-value="0x29">
            <text:p>0x29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xor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6]&amp;[.D26]&amp;[.E26]&amp;IF(OR([.F26]=0;[.F26]=1);[.F26];&quot;0&quot;)&amp;IF(OR([.G26]=0;[.G26]=1);[.G26];&quot;0&quot;)&amp;IF(OR([.H26]=0;[.H26]=1);[.H26];&quot;0&quot;);2)" office:value-type="string" office:string-value="0x2A">
            <text:p>0x2A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not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7]&amp;[.D27]&amp;[.E27]&amp;IF(OR([.F27]=0;[.F27]=1);[.F27];&quot;0&quot;)&amp;IF(OR([.G27]=0;[.G27]=1);[.G27];&quot;0&quot;)&amp;IF(OR([.H27]=0;[.H27]=1);[.H27];&quot;0&quot;);2)" office:value-type="string" office:string-value="0x2B">
            <text:p>0x2B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neg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8]&amp;[.D28]&amp;[.E28]&amp;IF(OR([.F28]=0;[.F28]=1);[.F28];&quot;0&quot;)&amp;IF(OR([.G28]=0;[.G28]=1);[.G28];&quot;0&quot;)&amp;IF(OR([.H28]=0;[.H28]=1);[.H28];&quot;0&quot;);2)" office:value-type="string" office:string-value="0x2C">
            <text:p>0x2C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asr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29]&amp;[.D29]&amp;[.E29]&amp;IF(OR([.F29]=0;[.F29]=1);[.F29];&quot;0&quot;)&amp;IF(OR([.G29]=0;[.G29]=1);[.G29];&quot;0&quot;)&amp;IF(OR([.H29]=0;[.H29]=1);[.H29];&quot;0&quot;);2)" office:value-type="string" office:string-value="0x2D">
            <text:p>0x2D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sl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0]&amp;[.D30]&amp;[.E30]&amp;IF(OR([.F30]=0;[.F30]=1);[.F30];&quot;0&quot;)&amp;IF(OR([.G30]=0;[.G30]=1);[.G30];&quot;0&quot;)&amp;IF(OR([.H30]=0;[.H30]=1);[.H30];&quot;0&quot;);2)" office:value-type="string" office:string-value="0x2E">
            <text:p>0x2E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sr</text:p>
          </table:table-cell>
          <table:table-cell table:style-name="ce3"/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1]&amp;[.D31]&amp;[.E31]&amp;IF(OR([.F31]=0;[.F31]=1);[.F31];&quot;0&quot;)&amp;IF(OR([.G31]=0;[.G31]=1);[.G31];&quot;0&quot;)&amp;IF(OR([.H31]=0;[.H31]=1);[.H31];&quot;0&quot;);2)" office:value-type="string" office:string-value="0x2F">
            <text:p>0x2F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sli</text:p>
          </table:table-cell>
          <table:table-cell table:style-name="ce3" office:value-type="string">
            <text:p>unsigne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30"/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2]&amp;[.D32]&amp;[.E32]&amp;IF(OR([.F32]=0;[.F32]=1);[.F32];&quot;0&quot;)&amp;IF(OR([.G32]=0;[.G32]=1);[.G32];&quot;0&quot;)&amp;IF(OR([.H32]=0;[.H32]=1);[.H32];&quot;0&quot;);2)" office:value-type="string" office:string-value="0x30">
            <text:p>0x30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sri</text:p>
          </table:table-cell>
          <table:table-cell table:style-name="ce3" office:value-type="string">
            <text:p>unsigne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30"/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3]&amp;[.D33]&amp;[.E33]&amp;IF(OR([.F33]=0;[.F33]=1);[.F33];&quot;0&quot;)&amp;IF(OR([.G33]=0;[.G33]=1);[.G33];&quot;0&quot;)&amp;IF(OR([.H33]=0;[.H33]=1);[.H33];&quot;0&quot;);2)" office:value-type="string" office:string-value="0x31">
            <text:p>0x31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scb</text:p>
          </table:table-cell>
          <table:table-cell table:style-name="ce3" office:value-type="string">
            <text:p>unsigne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k</text:p>
          </table:table-cell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4]&amp;[.D34]&amp;[.E34]&amp;IF(OR([.F34]=0;[.F34]=1);[.F34];&quot;0&quot;)&amp;IF(OR([.G34]=0;[.G34]=1);[.G34];&quot;0&quot;)&amp;IF(OR([.H34]=0;[.H34]=1);[.H34];&quot;0&quot;);2)" office:value-type="string" office:string-value="0x32">
            <text:p>0x32</text:p>
          </table:table-cell>
          <table:table-cell table:style-name="ce7"/>
          <table:table-cell table:style-name="ce5" office:value-type="string">
            <text:p>k=set/!clear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roti</text:p>
          </table:table-cell>
          <table:table-cell table:style-name="ce3" office:value-type="string">
            <text:p>unsigned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k</text:p>
          </table:table-cell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35]&amp;[.D35]&amp;[.E35]&amp;IF(OR([.F35]=0;[.F35]=1);[.F35];&quot;0&quot;)&amp;IF(OR([.G35]=0;[.G35]=1);[.G35];&quot;0&quot;)&amp;IF(OR([.H35]=0;[.H35]=1);[.H35];&quot;0&quot;);2)" office:value-type="string" office:string-value="0x33">
            <text:p>0x33</text:p>
          </table:table-cell>
          <table:table-cell table:style-name="ce7"/>
          <table:table-cell table:style-name="ce5" office:value-type="string">
            <text:p>k=right/!left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cmplt</text:p>
          </table:table-cell>
          <table:table-cell table:style-name="ce3"/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s</text:p>
          </table:table-cell>
          <table:table-cell table:number-columns-repeated="4" table:style-name="ce10" office:value-type="string">
            <text:p>s</text:p>
          </table:table-cell>
          <table:table-cell table:style-name="ce10"/>
          <table:table-cell table:formula="of:=&quot;0x&quot;&amp;BIN2HEX([.C36]&amp;[.D36]&amp;[.E36]&amp;IF(OR([.F36]=0;[.F36]=1);[.F36];&quot;0&quot;)&amp;IF(OR([.G36]=0;[.G36]=1);[.G36];&quot;0&quot;)&amp;IF(OR([.H36]=0;[.H36]=1);[.H36];&quot;0&quot;);2)" office:value-type="string" office:string-value="0x34">
            <text:p>0x34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cmpltu</text:p>
          </table:table-cell>
          <table:table-cell table:style-name="ce3"/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s</text:p>
          </table:table-cell>
          <table:table-cell table:number-columns-repeated="4" table:style-name="ce10" office:value-type="string">
            <text:p>s</text:p>
          </table:table-cell>
          <table:table-cell table:style-name="ce10"/>
          <table:table-cell table:formula="of:=&quot;0x&quot;&amp;BIN2HEX([.C37]&amp;[.D37]&amp;[.E37]&amp;IF(OR([.F37]=0;[.F37]=1);[.F37];&quot;0&quot;)&amp;IF(OR([.G37]=0;[.G37]=1);[.G37];&quot;0&quot;)&amp;IF(OR([.H37]=0;[.H37]=1);[.H37];&quot;0&quot;);2)" office:value-type="string" office:string-value="0x35">
            <text:p>0x35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cmplte</text:p>
          </table:table-cell>
          <table:table-cell table:style-name="ce3"/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s</text:p>
          </table:table-cell>
          <table:table-cell table:number-columns-repeated="4" table:style-name="ce10" office:value-type="string">
            <text:p>s</text:p>
          </table:table-cell>
          <table:table-cell table:style-name="ce10"/>
          <table:table-cell table:formula="of:=&quot;0x&quot;&amp;BIN2HEX([.C38]&amp;[.D38]&amp;[.E38]&amp;IF(OR([.F38]=0;[.F38]=1);[.F38];&quot;0&quot;)&amp;IF(OR([.G38]=0;[.G38]=1);[.G38];&quot;0&quot;)&amp;IF(OR([.H38]=0;[.H38]=1);[.H38];&quot;0&quot;);2)" office:value-type="string" office:string-value="0x36">
            <text:p>0x36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cmplteu</text:p>
          </table:table-cell>
          <table:table-cell table:style-name="ce3"/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s</text:p>
          </table:table-cell>
          <table:table-cell table:number-columns-repeated="4" table:style-name="ce10" office:value-type="string">
            <text:p>s</text:p>
          </table:table-cell>
          <table:table-cell table:style-name="ce10"/>
          <table:table-cell table:formula="of:=&quot;0x&quot;&amp;BIN2HEX([.C39]&amp;[.D39]&amp;[.E39]&amp;IF(OR([.F39]=0;[.F39]=1);[.F39];&quot;0&quot;)&amp;IF(OR([.G39]=0;[.G39]=1);[.G39];&quot;0&quot;)&amp;IF(OR([.H39]=0;[.H39]=1);[.H39];&quot;0&quot;);2)" office:value-type="string" office:string-value="0x37">
            <text:p>0x37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cmpe</text:p>
          </table:table-cell>
          <table:table-cell table:style-name="ce3"/>
          <table:table-cell table:number-columns-repeated="2" table:style-name="ce10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s</text:p>
          </table:table-cell>
          <table:table-cell table:number-columns-repeated="4" table:style-name="ce10" office:value-type="string">
            <text:p>s</text:p>
          </table:table-cell>
          <table:table-cell table:style-name="ce10"/>
          <table:table-cell table:formula="of:=&quot;0x&quot;&amp;BIN2HEX([.C40]&amp;[.D40]&amp;[.E40]&amp;IF(OR([.F40]=0;[.F40]=1);[.F40];&quot;0&quot;)&amp;IF(OR([.G40]=0;[.G40]=1);[.G40];&quot;0&quot;)&amp;IF(OR([.H40]=0;[.H40]=1);[.H40];&quot;0&quot;);2)" office:value-type="string" office:string-value="0x38">
            <text:p>0x38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cmpei</text:p>
          </table:table-cell>
          <table:table-cell table:style-name="ce3" office:value-type="string">
            <text:p>unsigned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i</text:p>
          </table:table-cell>
          <table:table-cell table:number-columns-repeated="3" table:style-name="ce10" office:value-type="string">
            <text:p>i</text:p>
          </table:table-cell>
          <table:table-cell table:style-name="ce21" office:value-type="string">
            <text:p>i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41]&amp;[.D41]&amp;[.E41]&amp;IF(OR([.F41]=0;[.F41]=1);[.F41];&quot;0&quot;)&amp;IF(OR([.G41]=0;[.G41]=1);[.G41];&quot;0&quot;)&amp;IF(OR([.H41]=0;[.H41]=1);[.H41];&quot;0&quot;);2)" office:value-type="string" office:string-value="0x39">
            <text:p>0x39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5" table:number-columns-repeated="2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table:number-columns-repeated="10"/>
          <table:table-cell table:style-name="ce10"/>
          <table:table-cell table:formula="of:=&quot;0x&quot;&amp;BIN2HEX([.C42]&amp;[.D42]&amp;[.E42]&amp;IF(OR([.F42]=0;[.F42]=1);[.F42];&quot;0&quot;)&amp;IF(OR([.G42]=0;[.G42]=1);[.G42];&quot;0&quot;)&amp;IF(OR([.H42]=0;[.H42]=1);[.H42];&quot;0&quot;);2)" office:value-type="string" office:string-value="0x3A">
            <text:p>0x3A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mov</text:p>
          </table:table-cell>
          <table:table-cell table:style-name="ce3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s</text:p>
          </table:table-cell>
          <table:table-cell table:number-columns-repeated="3" table:style-name="ce10" office:value-type="string">
            <text:p>s</text:p>
          </table:table-cell>
          <table:table-cell table:style-name="ce21" office:value-type="string">
            <text:p>s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43]&amp;[.D43]&amp;[.E43]&amp;IF(OR([.F43]=0;[.F43]=1);[.F43];&quot;0&quot;)&amp;IF(OR([.G43]=0;[.G43]=1);[.G43];&quot;0&quot;)&amp;IF(OR([.H43]=0;[.H43]=1);[.H43];&quot;0&quot;);2)" office:value-type="string" office:string-value="0x3B">
            <text:p>0x3B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d</text:p>
          </table:table-cell>
          <table:table-cell table:style-name="ce3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a</text:p>
          </table:table-cell>
          <table:table-cell table:number-columns-repeated="3" table:style-name="ce10" office:value-type="string">
            <text:p>a</text:p>
          </table:table-cell>
          <table:table-cell table:style-name="ce21" office:value-type="string">
            <text:p>a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44]&amp;[.D44]&amp;[.E44]&amp;IF(OR([.F44]=0;[.F44]=1);[.F44];&quot;0&quot;)&amp;IF(OR([.G44]=0;[.G44]=1);[.G44];&quot;0&quot;)&amp;IF(OR([.H44]=0;[.H44]=1);[.H44];&quot;0&quot;);2)" office:value-type="string" office:string-value="0x3C">
            <text:p>0x3C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3" office:value-type="string">
            <text:p>ldb</text:p>
          </table:table-cell>
          <table:table-cell table:style-name="ce3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a</text:p>
          </table:table-cell>
          <table:table-cell table:number-columns-repeated="3" table:style-name="ce10" office:value-type="string">
            <text:p>a</text:p>
          </table:table-cell>
          <table:table-cell table:style-name="ce21" office:value-type="string">
            <text:p>a</text:p>
          </table:table-cell>
          <table:table-cell table:style-name="ce28" office:value-type="string">
            <text:p>d</text:p>
          </table:table-cell>
          <table:table-cell table:number-columns-repeated="4" table:style-name="ce10" office:value-type="string">
            <text:p>d</text:p>
          </table:table-cell>
          <table:table-cell table:style-name="ce10"/>
          <table:table-cell table:formula="of:=&quot;0x&quot;&amp;BIN2HEX([.C45]&amp;[.D45]&amp;[.E45]&amp;IF(OR([.F45]=0;[.F45]=1);[.F45];&quot;0&quot;)&amp;IF(OR([.G45]=0;[.G45]=1);[.G45];&quot;0&quot;)&amp;IF(OR([.H45]=0;[.H45]=1);[.H45];&quot;0&quot;);2)" office:value-type="string" office:string-value="0x3D">
            <text:p>0x3D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4" office:value-type="string">
            <text:p>st</text:p>
          </table:table-cell>
          <table:table-cell table:style-name="ce4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9" office:value-type="string">
            <text:p>a</text:p>
          </table:table-cell>
          <table:table-cell table:number-columns-repeated="3" table:style-name="ce11" office:value-type="string">
            <text:p>a</text:p>
          </table:table-cell>
          <table:table-cell table:style-name="ce22" office:value-type="string">
            <text:p>a</text:p>
          </table:table-cell>
          <table:table-cell table:style-name="ce29" office:value-type="string">
            <text:p>s</text:p>
          </table:table-cell>
          <table:table-cell table:number-columns-repeated="4" table:style-name="ce11" office:value-type="string">
            <text:p>s</text:p>
          </table:table-cell>
          <table:table-cell table:style-name="ce10"/>
          <table:table-cell table:formula="of:=&quot;0x&quot;&amp;BIN2HEX([.C46]&amp;[.D46]&amp;[.E46]&amp;IF(OR([.F46]=0;[.F46]=1);[.F46];&quot;0&quot;)&amp;IF(OR([.G46]=0;[.G46]=1);[.G46];&quot;0&quot;)&amp;IF(OR([.H46]=0;[.H46]=1);[.H46];&quot;0&quot;);2)" office:value-type="string" office:string-value="0x3E">
            <text:p>0x3E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4" office:value-type="string">
            <text:p>stb</text:p>
          </table:table-cell>
          <table:table-cell table:style-name="ce4"/>
          <table:table-cell table:number-columns-repeated="2"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9" office:value-type="string">
            <text:p>a</text:p>
          </table:table-cell>
          <table:table-cell table:number-columns-repeated="3" table:style-name="ce11" office:value-type="string">
            <text:p>a</text:p>
          </table:table-cell>
          <table:table-cell table:style-name="ce22" office:value-type="string">
            <text:p>a</text:p>
          </table:table-cell>
          <table:table-cell table:style-name="ce29" office:value-type="string">
            <text:p>s</text:p>
          </table:table-cell>
          <table:table-cell table:number-columns-repeated="4" table:style-name="ce11" office:value-type="string">
            <text:p>s</text:p>
          </table:table-cell>
          <table:table-cell table:style-name="ce10"/>
          <table:table-cell table:formula="of:=&quot;0x&quot;&amp;BIN2HEX([.C47]&amp;[.D47]&amp;[.E47]&amp;IF(OR([.F47]=0;[.F47]=1);[.F47];&quot;0&quot;)&amp;IF(OR([.G47]=0;[.G47]=1);[.G47];&quot;0&quot;)&amp;IF(OR([.H47]=0;[.H47]=1);[.H47];&quot;0&quot;);2)" office:value-type="string" office:string-value="0x3F">
            <text:p>0x3F</text:p>
          </table:table-cell>
          <table:table-cell table:style-name="ce7"/>
          <table:table-cell table:number-columns-repeated="1003"/>
        </table:table-row>
        <table:table-row table:style-name="ro2">
          <table:table-cell table:style-name="ce6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31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36"/>
          <table:table-cell/>
          <table:table-cell table:style-name="ce41"/>
          <table:table-cell table:number-columns-repeated="1003"/>
        </table:table-row>
        <table:table-row table:style-name="ro1">
          <table:table-cell table:number-columns-repeated="8"/>
          <table:table-cell table:style-name="ce24" office:value-type="string" table:number-columns-spanned="5" table:number-rows-spanned="1">
            <text:p>OP B</text:p>
          </table:table-cell>
          <table:covered-table-cell table:number-columns-repeated="4" table:style-name="ce24"/>
          <table:table-cell table:style-name="ce24" office:value-type="string" table:number-columns-spanned="5" table:number-rows-spanned="1">
            <text:p>OP A</text:p>
          </table:table-cell>
          <table:covered-table-cell table:number-columns-repeated="4" table:style-name="ce24"/>
          <table:table-cell table:number-columns-repeated="100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eudo" table:style-name="ta2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1" table:number-columns-repeated="255" table:default-cell-style-name="ce5"/>
        <table:table-column table:style-name="co11" table:number-columns-repeated="767" table:default-cell-style-name="Default"/>
        <table:table-row table:style-name="ro1">
          <table:table-cell table:style-name="ce45" office:value-type="string">
            <text:p>1 instr</text:p>
          </table:table-cell>
          <table:table-cell table:number-columns-repeated="1023"/>
        </table:table-row>
        <table:table-row table:style-name="ro1">
          <table:table-cell office:value-type="string">
            <text:p>nop</text:p>
          </table:table-cell>
          <table:table-cell office:value-type="string">
            <text:p>ldi r0, 0</text:p>
          </table:table-cell>
          <table:table-cell table:style-name="ce46" table:number-columns-repeated="1022"/>
        </table:table-row>
        <table:table-row table:style-name="ro1">
          <table:table-cell table:style-name="ce46" office:value-type="string">
            <text:p>ret</text:p>
          </table:table-cell>
          <table:table-cell table:style-name="ce46" office:value-type="string">
            <text:p>brez r0, r31</text:p>
          </table:table-cell>
          <table:table-cell table:number-columns-repeated="1022"/>
        </table:table-row>
        <table:table-row table:style-name="ro1">
          <table:table-cell office:value-type="string">
            <text:p>jmp rd</text:p>
          </table:table-cell>
          <table:table-cell office:value-type="string">
            <text:p>brez r0, rd</text:p>
          </table:table-cell>
          <table:table-cell table:number-columns-repeated="1022"/>
        </table:table-row>
        <table:table-row table:style-name="ro1">
          <table:table-cell office:value-type="string">
            <text:p>rjmp rd</text:p>
          </table:table-cell>
          <table:table-cell office:value-type="string">
            <text:p>breqz r0, rd</text:p>
          </table:table-cell>
          <table:table-cell table:number-columns-repeated="1022"/>
        </table:table-row>
        <table:table-row table:style-name="ro1">
          <table:table-cell office:value-type="string">
            <text:p>rjmpi imm</text:p>
          </table:table-cell>
          <table:table-cell office:value-type="string">
            <text:p>breqzi r0, imm</text:p>
          </table:table-cell>
          <table:table-cell table:number-columns-repeated="1022"/>
        </table:table-row>
        <table:table-row table:style-name="ro1">
          <table:table-cell office:value-type="string">
            <text:p>cmpgt</text:p>
          </table:table-cell>
          <table:table-cell office:value-type="string">
            <text:p>lte &lt;&gt;</text:p>
          </table:table-cell>
          <table:table-cell table:number-columns-repeated="1022"/>
        </table:table-row>
        <table:table-row table:style-name="ro1">
          <table:table-cell office:value-type="string">
            <text:p>cmpgtu</text:p>
          </table:table-cell>
          <table:table-cell office:value-type="string">
            <text:p>lteu &lt;&gt;</text:p>
          </table:table-cell>
          <table:table-cell table:number-columns-repeated="1022"/>
        </table:table-row>
        <table:table-row table:style-name="ro1">
          <table:table-cell office:value-type="string">
            <text:p>cmpgte</text:p>
          </table:table-cell>
          <table:table-cell office:value-type="string">
            <text:p>lt</text:p>
          </table:table-cell>
          <table:table-cell table:number-columns-repeated="1022"/>
        </table:table-row>
        <table:table-row table:style-name="ro1">
          <table:table-cell office:value-type="string">
            <text:p>cmpgteu</text:p>
          </table:table-cell>
          <table:table-cell office:value-type="string">
            <text:p>ltu</text:p>
          </table:table-cell>
          <table:table-cell table:number-columns-repeated="1022"/>
        </table:table-row>
        <table:table-row table:style-name="ro1">
          <table:table-cell office:value-type="string">
            <text:p>swpb</text:p>
          </table:table-cell>
          <table:table-cell office:value-type="string">
            <text:p>roti 8</text:p>
          </table:table-cell>
          <table:table-cell table:number-columns-repeated="1022"/>
        </table:table-row>
        <table:table-row table:style-name="ro1">
          <table:table-cell office:value-type="string">
            <text:p>clr rd</text:p>
          </table:table-cell>
          <table:table-cell office:value-type="string">
            <text:p>mov rd, r0</text:p>
          </table:table-cell>
          <table:table-cell table:number-columns-repeated="1022"/>
        </table:table-row>
        <table:table-row table:style-name="ro1">
          <table:table-cell office:value-type="string">
            <text:p>inc rd</text:p>
          </table:table-cell>
          <table:table-cell office:value-type="string">
            <text:p>addi rd, 1</text:p>
          </table:table-cell>
          <table:table-cell table:number-columns-repeated="1022"/>
        </table:table-row>
        <table:table-row table:style-name="ro1">
          <table:table-cell office:value-type="string">
            <text:p>dec rd</text:p>
          </table:table-cell>
          <table:table-cell office:value-type="string">
            <text:p>addi rd, -1</text:p>
          </table:table-cell>
          <table:table-cell table:number-columns-repeated="1022"/>
        </table:table-row>
        <table:table-row table:style-name="ro1">
          <table:table-cell office:value-type="string">
            <text:p>setb rd, imm</text:p>
          </table:table-cell>
          <table:table-cell office:value-type="string">
            <text:p>scb rd, 0x10 | imm</text:p>
          </table:table-cell>
          <table:table-cell table:number-columns-repeated="1022"/>
        </table:table-row>
        <table:table-row table:style-name="ro1">
          <table:table-cell office:value-type="string">
            <text:p>clrb rd, imm</text:p>
          </table:table-cell>
          <table:table-cell office:value-type="string">
            <text:p>scb rd, 0x0f &amp; imm</text:p>
          </table:table-cell>
          <table:table-cell table:number-columns-repeated="1022"/>
        </table:table-row>
        <table:table-row table:style-name="ro1">
          <table:table-cell office:value-type="string">
            <text:p>set rd</text:p>
          </table:table-cell>
          <table:table-cell office:value-type="string">
            <text:p>not rd. r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>
            <text:p>n inst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ll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ixedsys" svg:font-family="Fixedsys"/>
    <style:font-face style:name="fixedsys" svg:font-family="fixedsys"/>
    <style:font-face style:name="Arial1" svg:font-family="Arial" style:font-family-generic="swiss"/>
    <style:font-face style:name="Bitstream Vera Sans Mono" svg:font-family="'Bitstream Vera Sans Mon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a" style:display-name="PageStyle_i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seudo" style:display-name="PageStyle_pseud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3:24:50</meta:creation-date>
    <meta:editing-cycles>1</meta:editing-cycles>
    <meta:editing-duration>P0D</meta:editing-duration>
    <meta:generator>LibreOffice/3.5$Linux_X86_64 LibreOffice_project/350m1$Build-2</meta:generator>
    <meta:document-statistic meta:table-count="2" meta:cell-count="835" meta:object-count="0"/>
  </office:meta>
</office:document-meta>
</file>